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2.11pt"/>
    </style:style>
    <style:style style:name="ro1" style:family="table-row">
      <style:table-row-properties style:row-height="114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2.96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102.7pt" fo:break-before="auto" style:use-optimal-row-height="true"/>
    </style:style>
    <style:style style:name="ro6" style:family="table-row">
      <style:table-row-properties style:row-height="135.81pt" fo:break-before="auto" style:use-optimal-row-height="true"/>
    </style:style>
    <style:style style:name="ro7" style:family="table-row">
      <style:table-row-properties style:row-height="102.19pt" fo:break-before="auto" style:use-optimal-row-height="true"/>
    </style:style>
    <style:style style:name="ro8" style:family="table-row">
      <style:table-row-properties style:row-height="180.54pt" fo:break-before="auto" style:use-optimal-row-height="true"/>
    </style:style>
    <style:style style:name="ro9" style:family="table-row">
      <style:table-row-properties style:row-height="147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528.35pt" fo:break-before="auto" style:use-optimal-row-height="true"/>
    </style:style>
    <style:style style:name="ro12" style:family="table-row">
      <style:table-row-properties style:row-height="169.4pt" fo:break-before="auto" style:use-optimal-row-height="true"/>
    </style:style>
    <style:style style:name="ro13" style:family="table-row">
      <style:table-row-properties style:row-height="517.1pt" fo:break-before="auto" style:use-optimal-row-height="true"/>
    </style:style>
    <style:style style:name="ro14" style:family="table-row">
      <style:table-row-properties style:row-height="180.85pt" fo:break-before="auto" style:use-optimal-row-height="true"/>
    </style:style>
    <style:style style:name="ro15" style:family="table-row">
      <style:table-row-properties style:row-height="136.06pt" fo:break-before="auto" style:use-optimal-row-height="true"/>
    </style:style>
    <style:style style:name="ro16" style:family="table-row">
      <style:table-row-properties style:row-height="158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Marath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2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KU BERUBAH sungguh kuberubah</text:p>
            <text:p> Waktu kus'rahkan hatiku</text:p>
            <text:p> Aku berubah sungguh kuberubah</text:p>
            <text:p>Waktu kus'rahkan semua</text:p>
            <text:p/>
            <text:p>Yang kukasihi kini lenyap</text:p>
            <text:p>Yang lebih baik aku dapat</text:p>
            <text:p>Aku berubah sungguh kuberubah</text:p>
            <text:p>Waktu kus'rahkan semua</text:p>
            <text:p/>
          </table:table-cell>
          <table:table-cell/>
          <table:table-cell office:value-type="string" calcext:value-type="string">
            <text:p>F= do; 3/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KU DATANG dan kubersujud di hadapanMu</text:p>
            <text:p>Ku rasakan indah hadiratMu</text:p>
            <text:p>T'lah ku buka pintu hatiku dan s'luruh hidupku</text:p>
            <text:p>Untuk kunikmati firmanMu</text:p>
            <text:p><text:span text:style-name="T1"/></text:p>
            <text:p><text:span text:style-name="T1">FirmanMu yang kuasa tuk mengubah sikap hati</text:span></text:p>
            <text:p><text:span text:style-name="T1">FirmanMu yang tegakkan disaat ku terjatuh</text:span></text:p>
            <text:p><text:span text:style-name="T1">Penuhkanlah bejanaku dengan air sungaiMu</text:span></text:p>
            <text:p><text:span text:style-name="T1">Ku haus akan firmanMu</text:span></text:p>
            <text:p> 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3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AKU GEREJA kau pun gereja,</text:p>
            <text:p> Kita sama-sama gereja</text:p>
            <text:p> Dan pengikut Yesus di seluruh dunia,</text:p>
            <text:p> Kita sama-sama gereja</text:p>
            <text:p> </text:p>
            <text:p><text:span text:style-name="T1">Gereja bukanlah gedungnya, dan bukan pula menaranya</text:span></text:p>
            <text:p><text:span text:style-name="T1">Dukalah pintunya lihat ke dalamnya,</text:span></text:p>
            <text:p><text:span text:style-name="T1">Gereja adalah orangnya</text:span></text:p>
            <text:p><text:span text:style-name="T1"/></text:p>
            <text:p>Berbagai macam manusia terdiri dari bangsa-bangsa</text:p>
            <text:p>Lain bahasanya dan warna kulitnya</text:p>
            <text:p>Tempatnya pun berbeda juga</text:p>
            <text:p/>
            <text:p>Di waktu hari Pentakosta,</text:p>
            <text:p>Roh Kudus turunlah ke dunia</text:p>
            <text:p>G'reja disuruhNya membawa berita</text:p>
            <text:p>Kepada umat manusia</text:p>
            <text:p/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24" table:style-name="ta1">
        <table:table-column table:style-name="co1" table:number-columns-repeated="4" table:default-cell-style-name="Default"/>
        <table:table-row table:style-name="ro4">
          <table:table-cell office:value-type="string" calcext:value-type="string">
            <text:p>AKU INGIN MENGIKUT YESUS</text:p>
            <text:p> S'panjang jalan hidupku</text:p>
            <text:p> Dalam suka dan dalam duka kukan puji namaNya</text:p>
            <text:p/>
            <text:p> <text:span text:style-name="T1">Suci, suci namaNya, kasihNya sangatlah mulia</text:span></text:p>
            <text:p><text:span text:style-name="T1"> Dosaku t'lah diampuniNya, sungguh besar kuasaNya</text:span></text:p>
            <text:p/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</table:table>
      <table:table table:name="25" table:style-name="ta1">
        <table:table-column table:style-name="co1" table:number-columns-repeated="4" table:default-cell-style-name="Default"/>
        <table:table-row table:style-name="ro5">
          <table:table-cell office:value-type="string" calcext:value-type="string">
            <text:p>AKU INGIN menyanyikan kisah mulia Almasih</text:p>
            <text:p> Surga indah ditinggalkan tersalib di Kalvari</text:p>
            <text:p/>
            <text:p>Ya kuingin menyaksikan kisah mulia Almasih</text:p>
            <text:p>Ya bersama kaum tebusan pada pantai surgawi</text:p>
            <text:p/>
            <text:p>Dukacita masih ada pada hidupku</text:p>
            <text:p>Tapi Yesus kan beserta dan meminpin tanganku</text:p>
            <text:p/>
          </table:table-cell>
          <table:table-cell/>
          <table:table-cell office:value-type="string" calcext:value-type="string">
            <text:p>Es = do; 3/4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26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6">
          <table:table-cell office:value-type="string" calcext:value-type="string">
            <text:p>AKU INGIN SELALU berada di hadiratMu</text:p>
            <text:p>Aku ingin selalu berlindung dalam naunganMu</text:p>
            <text:p>Di bawah kepak sayapMu</text:p>
            <text:p>Kau bawaku terbang tinggi</text:p>
            <text:p>Melintasi langit biru bagaikan rajawali</text:p>
            <text:p/>
            <text:p>Bagai rajawali melintasi langit biru</text:p>
            <text:p>Bagai rajawali melintasi badai hidup</text:p>
            <text:p>Di bawah kepak sayapMu</text:p>
            <text:p>Kau bawaku terbang tinggi</text:p>
            <text:p>Melintasi langit biru bagaikan rajawali</text:p>
            <text:p/>
          </table:table-cell>
          <table:table-cell/>
          <table:table-cell office:value-type="string" calcext:value-type="string">
            <text:p>E= do; 4/4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27" table:style-name="ta1">
        <table:table-column table:style-name="co1" table:number-columns-repeated="4" table:default-cell-style-name="Default"/>
        <table:table-row table:style-name="ro7">
          <table:table-cell office:value-type="string" calcext:value-type="string">
            <text:p>AKU MELUPAKAN apa yang telah di belakangku</text:p>
            <text:p>Dan mengarahkan diri kepada apa yang di hadapanku</text:p>
            <text:p>Dan berlari lari lari lari lari lari lari lari lari pada tujuan</text:p>
            <text:p/>
            <text:p>Memperoleh hadiah, hadiah</text:p>
            <text:p>Memperoleh hadiah, hadiah</text:p>
            <text:p>Yaitu panggilan sorgawi</text:p>
            <text:p>Dari Allah dalam Yesus Kristus</text:p>
            <text:p/>
          </table:table-cell>
          <table:table-cell/>
          <table:table-cell office:value-type="string" calcext:value-type="string">
            <text:p>C=do; 4/4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28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8">
          <table:table-cell office:value-type="string" calcext:value-type="string">
            <text:p>AKU MEMBANGUN umat perkasa</text:p>
            <text:p>Dan yang penuh dengan pujian</text:p>
            <text:p>Yang mengikut pimpinan RohKu</text:p>
            <text:p>Dan yang memuliakan namaKu</text:p>
            <text:p>Bangunkanlah GerejaMu 'gar kami diteguhkan</text:p>
            <text:p>Satukanlah kami ini dalam tubuh AnakMu</text:p>
            <text:p/>
            <text:p>For I'm building a people of power</text:p>
            <text:p>And I'm making a people of praise</text:p>
            <text:p>That will move through this land by my Spirit</text:p>
            <text:p>And will glorify My Precious Name</text:p>
            <text:p>Build church Lord make us strong Lord</text:p>
            <text:p>Join our hearts Lord through Your Son</text:p>
            <text:p>Make us one Lord in Your body</text:p>
            <text:p>In the Kingdom of Your Son</text:p>
            <text:p/>
          </table:table-cell>
          <table:table-cell/>
          <table:table-cell office:value-type="string" calcext:value-type="string">
            <text:p>. C= do; 4/4</text:p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e Richards</text:p>
          </table:table-cell>
        </table:table-row>
      </table:table>
      <table:table table:name="29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7">
          <table:table-cell office:value-type="string" calcext:value-type="string">
            <text:p>AKU SEDANG BERJALAN dengan Tuhanku</text:p>
            <text:p>Sinar sorga mulia penuhi hatiku</text:p>
            <text:p>Aku bergandeng tangan dengan Tuhanku</text:p>
            <text:p>Menuju sorga mulia kekal</text:p>
            <text:p>Jalan berpadu hati bersatu</text:p>
            <text:p>Suka surga penuhi hatiku</text:p>
            <text:p>Ake sedang berjalan dengan Tuhanku</text:p>
            <text:p>Menuju sorga mulia dan kekal</text:p>
            <text:p/>
          </table:table-cell>
          <table:table-cell/>
          <table:table-cell office:value-type="string" calcext:value-type="string">
            <text:p>G= do; 4/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0" table:style-name="ta1">
        <table:table-column table:style-name="co1" table:number-columns-repeated="4" table:default-cell-style-name="Default"/>
        <table:table-row table:style-name="ro9">
          <table:table-cell office:value-type="string" calcext:value-type="string">
            <text:p>AKU SERTA ENGKAU buang ketakutan</text:p>
            <text:p>S'perti sinar bintang menembus awan</text:p>
            <text:p>Tuhan pimpin aku s'panjang jalanku</text:p>
            <text:p>Tiada takut Tuhan sertaku</text:p>
            <text:p/>
            <text:p>(<text:span text:style-name="T1">Ya Immanuel, Tuhan sertaku</text:span></text:p>
            <text:p><text:span text:style-name="T1">Yesus sudah berjanji mau sertaku</text:span>) 2x</text:p>
            <text:p/>
            <text:p>Meski b'lum terlihat jalan di depan</text:p>
            <text:p>Meski g'lap gulita tahu juga Tuhan</text:p>
            <text:p>Kuasa Allah dapat kalahkan set'ru</text:p>
            <text:p>Akupun percaya Tuhan sertaku</text:p>
            <text:p/>
          </table:table-cell>
          <table:table-cell/>
          <table:table-cell office:value-type="string" calcext:value-type="string">
            <text:p>Bes=do; 6/8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31" table:style-name="ta1">
        <table:table-column table:style-name="co1" table:number-columns-repeated="5" table:default-cell-style-name="Default"/>
        <table:table-row table:style-name="ro10">
          <table:table-cell office:value-type="string" calcext:value-type="string">
            <text:p>AKU MENGASIHI Engkau Yesus</text:p>
            <text:p>Dengan segenap hatiku</text:p>
            <text:p>Aku mengasihi engkau Yesus</text:p>
            <text:p>Dengan segenap jiwaku</text:p>
            <text:p/>
            <text:p><text:span text:style-name="T1">Kurenungkan FirmanMu siang dan malam</text:span></text:p>
            <text:p><text:span text:style-name="T1">Kupegang p'rintahMu dan kulakukan</text:span></text:p>
            <text:p><text:span text:style-name="T1">Engkau tahu ya Tuhan, tujuan hidupku</text:span></text:p>
            <text:p><text:span text:style-name="T1">Hanyalah untuk menyenangkan hatiMu</text:span></text:p>
            <text:p/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2" table:style-name="ta1">
        <table:table-column table:style-name="co1" table:number-columns-repeated="7" table:default-cell-style-name="Default"/>
        <table:table-row table:style-name="ro11">
          <table:table-cell office:value-type="string" calcext:value-type="string">
            <text:p/>
            <text:p>AKU MILIKMU YESUS Tuhanku</text:p>
            <text:p>Kudengar suaraMu</text:p>
            <text:p>Kumerindukan datang mendekat</text:p>
            <text:p>Dan diraih olehMu</text:p>
            <text:p/>
            <text:p><text:span text:style-name="T1">Raih daku dan dekatkanlah pada kaki salibMu</text:span></text:p>
            <text:p><text:span text:style-name="T1">Raih daku raih dan dekatkanlah ke sisiMu Tuhanku</text:span></text:p>
            <text:p/>
            <text:p>Aku hambaMu, Kausucikanlah oleh kasih kurnia</text:p>
            <text:p>Hingga jiwaku memegang teguh</text:p>
            <text:p>KehendakMu yang mulia</text:p>
            <text:p/>
            <text:p>Sungguh indahnya walau sejenak</text:p>
            <text:p>BesertaMu Allahku</text:p>
            <text:p>Dalam doaku sungguh akrabnya</text:p>
            <text:p>Bersekutu denganMu</text:p>
            <text:p/>
            <text:p>Dalam dunia tak seutuhnya kupahami kasihMu</text:p>
            <text:p>Sukacita pun barulah lengkap bila ku di rumahMu</text:p>
            <text:p/>
            <text:p>I am Thine o Lord, I have heard Thy voice</text:p>
            <text:p>And it told Thy love to me</text:p>
            <text:p>But I long to rise in the arms of faith</text:p>
            <text:p>And be closer drawn to Thee</text:p>
            <text:p><text:span text:style-name="T1"/></text:p>
            <text:p><text:span text:style-name="T1">Draw me nearer, nearer blessed Lord</text:span></text:p>
            <text:p><text:span text:style-name="T1">To the cross where Thou hast died</text:span></text:p>
            <text:p><text:span text:style-name="T1">Draw me nearer, nearer blessed Lord</text:span></text:p>
            <text:p><text:span text:style-name="T1">To Thy precious bleeding side</text:span></text:p>
            <text:p/>
            <text:p>Consecrate me now to Thy service</text:p>
            <text:p>Lord by the pow‟r of grace divine</text:p>
            <text:p>Let my soul look up with a steadfast hope</text:p>
            <text:p>And my will be lost in Thine</text:p>
            <text:p/>
            <text:p>O the pure delight of a single hour</text:p>
            <text:p>That before Thy throne I spend</text:p>
            <text:p>When I kneel in prayer and with Thee</text:p>
            <text:p>My God I commune as friend with friend</text:p>
            <text:p/>
            <text:p>There are depths of love that I cannot know</text:p>
            <text:p>'Till I cross the narrow sea</text:p>
            <text:p>There are heights of joy that I may not reach</text:p>
            <text:p>'Till I rest in peace with Thee</text:p>
            <text:p/>
            <text:p/>
          </table:table-cell>
          <table:table-cell/>
          <table:table-cell office:value-type="string" calcext:value-type="string">
            <text:p>G=do; 4/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ny J Crosby</text:p>
          </table:table-cell>
          <table:table-cell office:value-type="string" calcext:value-type="string">
            <text:p>William Howard Doane</text:p>
          </table:table-cell>
        </table:table-row>
      </table:table>
      <table:table table:name="33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2">
          <table:table-cell office:value-type="string" calcext:value-type="string">
            <text:p>AKU TAK LAYAK untuk dapat ampunan</text:p>
            <text:p>Aku tak layak dapat tebusan</text:p>
            <text:p>Aku tak layak menyebut namaNya</text:p>
            <text:p>Namun Dia mencintaiku puji namaNya</text:p>
            <text:p/>
            <text:p>Aku tak layak untuk darah yang suci</text:p>
            <text:p>Aku tak layak kar‟na ku hamba dosa</text:p>
            <text:p>Aku tak layak untuk kematianNya</text:p>
            <text:p>Namun Dia mencintaiku puji namaNya</text:p>
            <text:p/>
            <text:p>Aku tak layak untuk masuk sorga</text:p>
            <text:p>Aku tak layak untuk dicintaiNya</text:p>
            <text:p>Aku tak layak menyebutkan namaNya</text:p>
            <text:p>Namun Dia mencintaiku puji namaNya</text:p>
            <text:p/>
          </table:table-cell>
          <table:table-cell/>
          <table:table-cell office:value-type="string" calcext:value-type="string">
            <text:p>F= do; 4/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4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3">
          <table:table-cell office:value-type="string" calcext:value-type="string">
            <text:p>AKU TUHAN SEMESTA jeritanmu Kudengar</text:p>
            <text:p>Kau di dunia yang gelap Ku s'lamatkan</text:p>
            <text:p>Akulah Pencipta t'rang malam jadi benderang</text:p>
            <text:p>Siapakah utusanKu membawa t'rang</text:p>
            <text:p><text:span text:style-name="T1"/></text:p>
            <text:p><text:span text:style-name="T1">Ini aku utus aku, ku dengar Engkau memanggilku</text:span></text:p>
            <text:p><text:span text:style-name="T1">Utus aku, tuntun aku kupr'ihatin akan umatMu</text:span></text:p>
            <text:p/>
            <text:p>Aku Tuhan semesta, Ku menanggung sakitmu</text:p>
            <text:p>Dan menangis kar'na kau tak mau dengar</text:p>
            <text:p>Kan Kuubah hatimu yang keras jadi lembut</text:p>
            <text:p>Siapa bawa firmanKu, utusanKu?</text:p>
            <text:p/>
            <text:p>Aku Tuhan semesta Ku melihat yang resah</text:p>
            <text:p>Orang miskin dan lesu Aku jenguk</text:p>
            <text:p>Aku ingin memberi yang ke perjamuan sorgawi</text:p>
            <text:p>Siapa yang mewartakannya, siapakah?</text:p>
            <text:p/>
            <text:p>I the Lord of sea and sky, I heard my people cry</text:p>
            <text:p>All who dwell in dark and sin My hand will save</text:p>
            <text:p>I who made the stars of night</text:p>
            <text:p>I will make their darkness bright</text:p>
            <text:p>Who will bear My light to them,</text:p>
            <text:p>Whom shall I send?</text:p>
            <text:p/>
            <text:p><text:span text:style-name="T1">Here I am Lord, is it I Lord?</text:span></text:p>
            <text:p><text:span text:style-name="T1">I have heard You calling in the night</text:span></text:p>
            <text:p><text:span text:style-name="T1">I will go if You lead me,</text:span></text:p>
            <text:p><text:span text:style-name="T1">I will hold Your people in my heart</text:span></text:p>
            <text:p><text:span text:style-name="T2"/></text:p>
            <text:p><text:span text:style-name="T2">I the Lord of snow and rain,</text:span></text:p>
            <text:p><text:span text:style-name="T2">I have borne my people‟s pain</text:span></text:p>
            <text:p><text:span text:style-name="T2">I have wept for love of them they turn away</text:span></text:p>
            <text:p><text:span text:style-name="T2">I will break their hearts of stone</text:span></text:p>
            <text:p><text:span text:style-name="T2">Give them hearts for love alone</text:span></text:p>
            <text:p><text:span text:style-name="T2">I will speak my Word to them, whom shal I send?</text:span></text:p>
            <text:p><text:span text:style-name="T2"/></text:p>
            <text:p><text:span text:style-name="T2">I the Lord of wind and flame,</text:span></text:p>
            <text:p><text:span text:style-name="T2">I will tend the poor and lame</text:span></text:p>
            <text:p><text:span text:style-name="T2">I will set a feast for them, My hand will save</text:span></text:p>
            <text:p><text:span text:style-name="T2">Finest bread I will provide</text:span></text:p>
            <text:p><text:span text:style-name="T2">Till heir hearts be satisfied</text:span></text:p>
            <text:p><text:span text:style-name="T2">I will give my life to them, whom shall I send?</text:span></text:p>
            <text:p><text:span text:style-name="T2"/></text:p>
            <text:p/>
            <text:p/>
          </table:table-cell>
          <table:table-cell/>
          <table:table-cell office:value-type="string" calcext:value-type="string">
            <text:p>G= do; 4/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Dan Schutte</text:p>
            <text:p/>
          </table:table-cell>
          <table:table-cell office:value-type="string" calcext:value-type="string">
            <text:p>Dan Schutte</text:p>
          </table:table-cell>
        </table:table-row>
      </table:table>
      <table:table table:name="35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2">
          <table:table-cell office:value-type="string" calcext:value-type="string">
            <text:p>AKU TUJU penghidupan yang menghiburkan</text:p>
            <text:p>Perjalanan kuteruskan sampai ketemu</text:p>
            <text:p>Kusingkirkan penghalang kata ini kupegang</text:p>
            <text:p>Ya teruskanlah mencari senang abadi</text:p>
            <text:p/>
            <text:p>Kaulah Yesus mengarahkan lurus langkahku</text:p>
            <text:p>Aku sudah kelelahan b‟rilah kuatMu</text:p>
            <text:p>Ya tabahlah hatiku meninggalkan duniaku</text:p>
            <text:p>Hantar aku orang dagang ke dunia</text:p>
            <text:p/>
            <text:p>Sai hutuju hangongolu na pasabam au</text:p>
            <text:p>Sai hugogo lao tu surgo, paima sahat au</text:p>
            <text:p>Sabat hupasiding do, hata on huingot do,</text:p>
            <text:p>Sai datdati manjalahi hasonangan i</text:p>
            <text:p/>
          </table:table-cell>
          <table:table-cell/>
          <table:table-cell office:value-type="string" calcext:value-type="string">
            <text:p>F= do; 4/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hilipp Friedrich Hiller 1769</text:p>
          </table:table-cell>
        </table:table-row>
      </table:table>
      <table:table table:name="3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KU YANG MERATAP telah Kau ubah</text:p>
            <text:p>Seperti orang yang menari nari</text:p>
            <text:p>Kain kabungku telah Kau buka</text:p>
            <text:p>Pinggangku Kau ikat dengan sukacita</text:p>
            <text:p/>
            <text:p>Supaya jiwaku menyanyikan mazmur bagiMu</text:p>
            <text:p>Supaya jiwaku menyanyikan pujian bagiMu</text:p>
            <text:p>Tuhan Allahku untuk selama-lamanya</text:p>
            <text:p>Aku mau menyanyikan syukur bagiMu</text:p>
            <text:p/>
          </table:table-cell>
          <table:table-cell/>
          <table:table-cell office:value-type="string" calcext:value-type="string">
            <text:p>A=do; 4/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7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4">
          <table:table-cell office:value-type="string" calcext:value-type="string">
            <text:p>ALAM RAYA MENYANYIKAN kemuliaanNya</text:p>
            <text:p>Cakrawala memasyurkan karya tanganNya</text:p>
            <text:p>La la la la la la la la la ....</text:p>
            <text:p>Dengan firmanNya yang ajaib tercipta karyaNya</text:p>
            <text:p>Siang dan malam, langit dan bumi, semua yang ada</text:p>
            <text:p><text:span text:style-name="T1"/></text:p>
            <text:p><text:span text:style-name="T1">Semesta bernyanyi (puji Tuhan)</text:span></text:p>
            <text:p><text:span text:style-name="T1">Karena kasihNya (puji Tuhan)</text:span></text:p>
            <text:p><text:span text:style-name="T1">Tak berubah sampai selamanya</text:span></text:p>
            <text:p><text:span text:style-name="T1">Puji agungkan namaNya</text:span></text:p>
            <text:p><text:span text:style-name="T1">Hanya Tuhanlah yang layak untuk dipuji 2x</text:span></text:p>
            <text:p><text:span text:style-name="T1"/></text:p>
            <text:p>Burung-burung berkicauan menyambut sang surya</text:p>
            <text:p>Bunga bermekaran alam riang ria</text:p>
            <text:p>Memuji namaNya</text:p>
            <text:p/>
          </table:table-cell>
          <table:table-cell/>
          <table:table-cell office:value-type="string" calcext:value-type="string">
            <text:p>G= do; 4/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8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ANGKAH BAIK DAN INDAHNYA</text:p>
            <text:p>Bila hidup dalam persatuan</text:p>
            <text:p>Sebab ke sanalah Tuhan p'rintahkan</text:p>
            <text:p>Berkat kehidupan kekal</text:p>
            <text:p/>
            <text:p><text:span text:style-name="T1">Satu dalam kasih Tuhan sehati sepikir</text:span></text:p>
            <text:p><text:span text:style-name="T1">Dalam gerak dan langkah bersama</text:span></text:p>
            <text:p><text:span text:style-name="T1">Dan Tuhan 'kan dimuliakan</text:span></text:p>
            <text:p><text:span text:style-name="T1">Sehingga dunia tahu kita muridNya</text:span></text:p>
            <text:p/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9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5">
          <table:table-cell office:value-type="string" calcext:value-type="string">
            <text:p>ALANGKAH INDAHNYA serikat beriman</text:p>
            <text:p>Cerminan kasih Tuhannya di dalam sorga t'rang</text:p>
            <text:p/>
            <text:p>Baik suka, baik keluh berpadu berserah</text:p>
            <text:p>Segala doa bertemu di tahta rahmatNya</text:p>
            <text:p/>
            <text:p>Sengsara dan beban kan ringan rasanya</text:p>
            <text:p>Sebab saudara seiman memikulnya serta</text:p>
            <text:p/>
            <text:p>Kendati sebentar berpisah tersedu</text:p>
            <text:p>Di dalam Kristus kita k'lak kembali bertemu</text:p>
            <text:p/>
          </table:table-cell>
          <table:table-cell table:number-columns-repeated="2"/>
          <table:table-cell office:value-type="string" calcext:value-type="string">
            <text:p>F=do; 3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Fawcett</text:p>
          </table:table-cell>
          <table:table-cell office:value-type="string" calcext:value-type="string">
            <text:p><text:s/>Johann Georg Nageli</text:p>
          </table:table-cell>
        </table:table-row>
      </table:table>
      <table:table table:name="40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6">
          <table:table-cell office:value-type="string" calcext:value-type="string">
            <text:p>ALLAH BAPA yang di surga</text:p>
            <text:p>Melindungi tiap anakNya</text:p>
            <text:p>Burung-burung dalam sarang</text:p>
            <text:p>Tak kenal naungan seimbang</text:p>
            <text:p/>
            <text:p>Suara anak-anak Bapa siang malam didengarNya</text:p>
            <text:p>Tiap kali m'reka minta pertolongan diberiNya</text:p>
            <text:p/>
            <text:p>Anak-anak milik Bapa</text:p>
            <text:p>Tak pernah ditinggalkanNya</text:p>
            <text:p>Dilimpahkan cinta kasih</text:p>
            <text:p>Agar m'reka baik dan suci</text:p>
            <text:p/>
            <text:p/>
          </table:table-cell>
          <table:table-cell/>
          <table:table-cell office:value-type="string" calcext:value-type="string">
            <text:p><text:s/>D= do; 3/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5:40:47.106993618</meta:creation-date>
    <meta:generator>LibreOffice/5.0.4.2$Linux_X86_64 LibreOffice_project/2b9802c1994aa0b7dc6079e128979269cf95bc78</meta:generator>
    <dc:date>2016-05-26T16:16:00.502405826</dc:date>
    <meta:editing-duration>PT34M58S</meta:editing-duration>
    <meta:editing-cycles>29</meta:editing-cycles>
    <meta:document-statistic meta:table-count="20" meta:cell-count="77" meta:object-count="0"/>
  </office:meta>
</office:document-meta>
</file>